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4" table:default-cell-style-name="ce3"/>
        <table:table-row table:style-name="ro1">
          <table:table-cell office:value-type="string" calcext:value-type="string">
            <text:p>#Iteration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ssue</text:p>
          </table:table-cell>
          <table:table-cell table:style-name="Default" office:value-type="string" calcext:value-type="string">
            <text:p>EXE</text:p>
          </table:table-cell>
          <table:table-cell table:style-name="Default" office:value-type="string" calcext:value-type="string">
            <text:p>MEM</text:p>
          </table:table-cell>
          <table:table-cell table:style-name="Default" office:value-type="string" calcext:value-type="string">
            <text:p>CDBx2</text:p>
          </table:table-cell>
          <table:table-cell table:style-name="Default" office:value-type="string" calcext:value-type="string">
            <text:p>COMMITx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3,v3(r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m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4,f1,f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x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4,v4(r1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m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.d f5,f1,f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2,f1,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x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.d f1,f5,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1,v5(r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m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ui r1,r1,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i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i r2,r2,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i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nez r2,lo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j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1,v1(r1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m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2,v2(r1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m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3,v3(r1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m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4,f1,f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x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4,v4(r1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m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.d f5,f1,f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a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2,f1,f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x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.d f1,f5,f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3a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1,v5(r1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m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ui r1,r1,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i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i r2,r2,-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4i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nez r2,loo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j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11:53:40.932059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5:05:46.776173786</meta:creation-date>
    <dc:date>2019-02-27T12:01:21.458914792</dc:date>
    <meta:editing-duration>PT56M1S</meta:editing-duration>
    <meta:editing-cycles>14</meta:editing-cycles>
    <meta:generator>LibreOffice/6.0.7.3$Linux_X86_64 LibreOffice_project/00m0$Build-3</meta:generator>
    <meta:document-statistic meta:table-count="1" meta:cell-count="151" meta:object-count="0"/>
  </office:meta>
</office:document-meta>
</file>